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表1" style:family="table">
      <style:table-properties style:width="4.101cm" table:align="left"/>
    </style:style>
    <style:style style:name="表1.A" style:family="table-column">
      <style:table-column-properties style:column-width="2.011cm"/>
    </style:style>
    <style:style style:name="表1.B" style:family="table-column">
      <style:table-column-properties style:column-width="2.09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5.609cm" table:align="left"/>
    </style:style>
    <style:style style:name="表2.A" style:family="table-column">
      <style:table-column-properties style:column-width="2.011cm"/>
    </style:style>
    <style:style style:name="表2.B" style:family="table-column">
      <style:table-column-properties style:column-width="3.598cm"/>
    </style:style>
    <style:style style:name="表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2.B1" style:family="table-cell">
      <style:table-cell-properties fo:padding="0.097cm" fo:border="0.05pt solid #000000"/>
    </style:style>
    <style:style style:name="表2.A2" style:family="table-cell">
      <style:table-cell-properties fo:padding="0.097cm" fo:border-left="0.05pt solid #000000" fo:border-right="none" fo:border-top="none" fo:border-bottom="0.05pt solid #000000"/>
    </style:style>
    <style:style style:name="表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3" style:family="table">
      <style:table-properties style:width="11.906cm" table:align="left"/>
    </style:style>
    <style:style style:name="表3.A" style:family="table-column">
      <style:table-column-properties style:column-width="2.196cm"/>
    </style:style>
    <style:style style:name="表3.B" style:family="table-column">
      <style:table-column-properties style:column-width="9.71cm"/>
    </style:style>
    <style:style style:name="表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3.B1" style:family="table-cell">
      <style:table-cell-properties fo:padding="0.097cm" fo:border="0.05pt solid #000000"/>
    </style:style>
    <style:style style:name="表3.A2" style:family="table-cell">
      <style:table-cell-properties fo:padding="0.097cm" fo:border-left="0.05pt solid #000000" fo:border-right="none" fo:border-top="none" fo:border-bottom="0.05pt solid #000000"/>
    </style:style>
    <style:style style:name="表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9.699996948242pt" officeooo:rsid="000e35d4" officeooo:paragraph-rsid="000e35d4" style:font-size-asian="96pt" style:font-size-complex="109.699996948242pt"/>
    </style:style>
    <style:style style:name="P2" style:family="paragraph" style:parent-style-name="Standard">
      <style:paragraph-properties fo:text-align="center" style:justify-single-word="false"/>
      <style:text-properties fo:font-size="109.699996948242pt" officeooo:rsid="00a581e3" officeooo:paragraph-rsid="00a581e3" style:font-size-asian="96pt" style:font-size-complex="109.699996948242pt"/>
    </style:style>
    <style:style style:name="P3" style:family="paragraph" style:parent-style-name="Standard">
      <style:paragraph-properties fo:text-align="center" style:justify-single-word="false"/>
      <style:text-properties fo:font-size="12pt" officeooo:rsid="000e35d4" officeooo:paragraph-rsid="000e35d4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25.1000003814697pt" officeooo:rsid="000f74de" officeooo:paragraph-rsid="000f74de" style:font-size-asian="22pt" style:font-size-complex="25.1000003814697pt"/>
    </style:style>
    <style:style style:name="P5" style:family="paragraph" style:parent-style-name="Standard">
      <style:paragraph-properties fo:text-align="start" style:justify-single-word="false"/>
      <style:text-properties fo:font-size="13.6999998092651pt" officeooo:rsid="000f74de" officeooo:paragraph-rsid="007e9e69" style:font-size-asian="12pt" style:font-size-complex="13.6999998092651pt"/>
    </style:style>
    <style:style style:name="P6" style:family="paragraph" style:parent-style-name="Standard">
      <style:paragraph-properties fo:text-align="start" style:justify-single-word="false"/>
      <style:text-properties fo:font-size="13.6999998092651pt" officeooo:rsid="000f74de" officeooo:paragraph-rsid="00adf605" style:font-size-asian="12pt" style:font-size-complex="13.6999998092651pt"/>
    </style:style>
    <style:style style:name="P7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8" style:family="paragraph" style:parent-style-name="Standard">
      <style:paragraph-properties fo:text-align="start" style:justify-single-word="false"/>
      <style:text-properties fo:font-size="13.6999998092651pt" officeooo:rsid="00a581e3" officeooo:paragraph-rsid="00a70394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a581e3" officeooo:paragraph-rsid="00a655a3" style:font-size-asian="12pt" style:font-size-complex="13.6999998092651pt"/>
    </style:style>
    <style:style style:name="P10" style:family="paragraph" style:parent-style-name="Standard">
      <style:paragraph-properties fo:text-align="start" style:justify-single-word="false"/>
      <style:text-properties fo:font-size="13.6999998092651pt" officeooo:rsid="00a581e3" officeooo:paragraph-rsid="00a8b092" style:font-size-asian="12pt" style:font-size-complex="13.6999998092651pt"/>
    </style:style>
    <style:style style:name="P11" style:family="paragraph" style:parent-style-name="Standard">
      <style:paragraph-properties fo:text-align="start" style:justify-single-word="false"/>
      <style:text-properties fo:font-size="13.6999998092651pt" officeooo:rsid="00a581e3" officeooo:paragraph-rsid="00a9d693" style:font-size-asian="12pt" style:font-size-complex="13.6999998092651pt"/>
    </style:style>
    <style:style style:name="P12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style:font-size-asian="12pt" style:font-size-complex="13.6999998092651pt"/>
    </style:style>
    <style:style style:name="P13" style:family="paragraph" style:parent-style-name="Standard">
      <style:paragraph-properties fo:text-align="start" style:justify-single-word="false"/>
      <style:text-properties fo:font-size="13.6999998092651pt" officeooo:rsid="00a9d693" officeooo:paragraph-rsid="00a9d693" style:font-size-asian="12pt" style:font-size-complex="13.6999998092651pt"/>
    </style:style>
    <style:style style:name="P14" style:family="paragraph" style:parent-style-name="Standard">
      <style:paragraph-properties fo:text-align="start" style:justify-single-word="false"/>
      <style:text-properties fo:font-size="13.6999998092651pt" officeooo:rsid="00ab1713" officeooo:paragraph-rsid="00ab1713" style:font-size-asian="12pt" style:font-size-complex="13.6999998092651pt"/>
    </style:style>
    <style:style style:name="P15" style:family="paragraph" style:parent-style-name="Standard">
      <style:paragraph-properties fo:text-align="start" style:justify-single-word="false"/>
      <style:text-properties fo:font-size="13.6999998092651pt" officeooo:rsid="00ac29ab" officeooo:paragraph-rsid="00adb188" style:font-size-asian="12pt" style:font-size-complex="13.6999998092651pt"/>
    </style:style>
    <style:style style:name="P16" style:family="paragraph" style:parent-style-name="Standard">
      <style:paragraph-properties fo:text-align="start" style:justify-single-word="false"/>
      <style:text-properties fo:font-size="13.6999998092651pt" officeooo:rsid="00ac29ab" officeooo:paragraph-rsid="00adf605" style:font-size-asian="12pt" style:font-size-complex="13.6999998092651pt"/>
    </style:style>
    <style:style style:name="P17" style:family="paragraph" style:parent-style-name="Standard">
      <style:paragraph-properties fo:text-align="start" style:justify-single-word="false"/>
      <style:text-properties fo:font-size="13.6999998092651pt" officeooo:rsid="00ac29ab" officeooo:paragraph-rsid="00b13649" style:font-size-asian="12pt" style:font-size-complex="13.6999998092651pt"/>
    </style:style>
    <style:style style:name="P18" style:family="paragraph" style:parent-style-name="Standard">
      <style:paragraph-properties fo:text-align="start" style:justify-single-word="false"/>
      <style:text-properties fo:font-size="13.6999998092651pt" officeooo:rsid="00adb188" officeooo:paragraph-rsid="00adb188" style:font-size-asian="12pt" style:font-size-complex="13.6999998092651pt"/>
    </style:style>
    <style:style style:name="P19" style:family="paragraph" style:parent-style-name="Standard">
      <style:paragraph-properties fo:text-align="start" style:justify-single-word="false"/>
      <style:text-properties fo:font-size="13.6999998092651pt" officeooo:rsid="00afb347" officeooo:paragraph-rsid="00afb347" style:font-size-asian="12pt" style:font-size-complex="13.6999998092651pt"/>
    </style:style>
    <style:style style:name="P20" style:family="paragraph" style:parent-style-name="Standard">
      <style:paragraph-properties fo:text-align="start" style:justify-single-word="false"/>
      <style:text-properties fo:font-size="13.6999998092651pt" officeooo:rsid="00b13649" officeooo:paragraph-rsid="00b13649" style:font-size-asian="12pt" style:font-size-complex="13.6999998092651pt"/>
    </style:style>
    <style:style style:name="P21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style:font-size-asian="12pt" style:font-size-complex="13.6999998092651pt"/>
    </style:style>
    <style:style style:name="P22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23" style:family="paragraph" style:parent-style-name="Standard">
      <style:paragraph-properties fo:text-align="start" style:justify-single-word="false"/>
      <style:text-properties fo:font-size="13.6999998092651pt" officeooo:rsid="00a581e3" officeooo:paragraph-rsid="00ac29ab" fo:background-color="#fff200" style:font-size-asian="12pt" style:font-size-complex="13.6999998092651pt"/>
    </style:style>
    <style:style style:name="P24" style:family="paragraph" style:parent-style-name="Standard">
      <style:paragraph-properties fo:text-align="start" style:justify-single-word="false"/>
      <style:text-properties fo:font-size="13.6999998092651pt" officeooo:rsid="00b22599" officeooo:paragraph-rsid="00b22599" fo:background-color="#fff200" style:font-size-asian="12pt" style:font-size-complex="13.6999998092651pt"/>
    </style:style>
    <style:style style:name="P25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#fff200" style:font-size-asian="12pt" style:font-size-complex="13.6999998092651pt"/>
    </style:style>
    <style:style style:name="P26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#fff200" style:font-size-asian="12pt" style:font-size-complex="13.6999998092651pt"/>
    </style:style>
    <style:style style:name="P27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#fff200" style:font-size-asian="12pt" style:font-size-complex="13.6999998092651pt"/>
    </style:style>
    <style:style style:name="P28" style:family="paragraph" style:parent-style-name="Standard">
      <style:paragraph-properties fo:text-align="start" style:justify-single-word="false"/>
      <style:text-properties fo:font-size="13.6999998092651pt" officeooo:rsid="00b13649" officeooo:paragraph-rsid="00b22599" fo:background-color="transparent" style:font-size-asian="12pt" style:font-size-complex="13.6999998092651pt"/>
    </style:style>
    <style:style style:name="P29" style:family="paragraph" style:parent-style-name="Standard">
      <style:paragraph-properties fo:text-align="start" style:justify-single-word="false"/>
      <style:text-properties fo:font-size="13.6999998092651pt" officeooo:rsid="00b13649" officeooo:paragraph-rsid="00b2b062" fo:background-color="transparent" style:font-size-asian="12pt" style:font-size-complex="13.6999998092651pt"/>
    </style:style>
    <style:style style:name="P30" style:family="paragraph" style:parent-style-name="Standard">
      <style:paragraph-properties fo:text-align="start" style:justify-single-word="false"/>
      <style:text-properties fo:font-size="13.6999998092651pt" officeooo:rsid="00b13649" officeooo:paragraph-rsid="00b2b172" fo:background-color="transparent" style:font-size-asian="12pt" style:font-size-complex="13.6999998092651pt"/>
    </style:style>
    <style:style style:name="P31" style:family="paragraph" style:parent-style-name="Standard">
      <style:paragraph-properties fo:text-align="start" style:justify-single-word="false"/>
      <style:text-properties fo:font-size="13.6999998092651pt" officeooo:rsid="00b2b172" officeooo:paragraph-rsid="00b2b172" fo:background-color="transparent" style:font-size-asian="12pt" style:font-size-complex="13.6999998092651pt"/>
    </style:style>
    <style:style style:name="P32" style:family="paragraph" style:parent-style-name="Standard">
      <style:paragraph-properties fo:text-align="start" style:justify-single-word="false"/>
      <style:text-properties fo:font-size="13.6999998092651pt" officeooo:rsid="00b621ea" officeooo:paragraph-rsid="00b621ea" fo:background-color="transparent" style:font-size-asian="12pt" style:font-size-complex="13.6999998092651pt"/>
    </style:style>
    <style:style style:name="P33" style:family="paragraph" style:parent-style-name="Standard">
      <style:paragraph-properties fo:text-align="start" style:justify-single-word="false"/>
      <style:text-properties fo:font-size="13.6999998092651pt" officeooo:rsid="00b6ae15" officeooo:paragraph-rsid="00b6ae15" fo:background-color="transparent" style:font-size-asian="12pt" style:font-size-complex="13.6999998092651pt"/>
    </style:style>
    <style:style style:name="P34" style:family="paragraph" style:parent-style-name="Standard">
      <style:paragraph-properties fo:text-align="start" style:justify-single-word="false"/>
      <style:text-properties fo:font-size="13.6999998092651pt" officeooo:rsid="00b6ae15" officeooo:paragraph-rsid="00b6ec02" fo:background-color="transparent" style:font-size-asian="12pt" style:font-size-complex="13.6999998092651pt"/>
    </style:style>
    <style:style style:name="P35" style:family="paragraph" style:parent-style-name="Standard">
      <style:paragraph-properties fo:text-align="start" style:justify-single-word="false"/>
      <style:text-properties fo:font-size="13.6999998092651pt" officeooo:rsid="00b6ec02" officeooo:paragraph-rsid="00b6ec02" fo:background-color="transparent" style:font-size-asian="12pt" style:font-size-complex="13.6999998092651pt"/>
    </style:style>
    <style:style style:name="P36" style:family="paragraph" style:parent-style-name="Standard">
      <style:paragraph-properties fo:text-align="start" style:justify-single-word="false"/>
      <style:text-properties fo:font-size="13.6999998092651pt" officeooo:rsid="00b6ec02" officeooo:paragraph-rsid="00b7a1fa" fo:background-color="transparent" style:font-size-asian="12pt" style:font-size-complex="13.6999998092651pt"/>
    </style:style>
    <style:style style:name="P37" style:family="paragraph" style:parent-style-name="Standard">
      <style:paragraph-properties fo:text-align="start" style:justify-single-word="false"/>
      <style:text-properties fo:font-size="13.6999998092651pt" officeooo:rsid="00b6ec02" officeooo:paragraph-rsid="00b868da" fo:background-color="transparent" style:font-size-asian="12pt" style:font-size-complex="13.6999998092651pt"/>
    </style:style>
    <style:style style:name="P38" style:family="paragraph" style:parent-style-name="Standard">
      <style:paragraph-properties fo:text-align="start" style:justify-single-word="false"/>
      <style:text-properties fo:font-size="13.6999998092651pt" officeooo:rsid="00b7a1fa" officeooo:paragraph-rsid="00b7a1fa" fo:background-color="transparent" style:font-size-asian="12pt" style:font-size-complex="13.6999998092651pt"/>
    </style:style>
    <style:style style:name="P39" style:family="paragraph" style:parent-style-name="Standard">
      <style:paragraph-properties fo:text-align="start" style:justify-single-word="false"/>
      <style:text-properties fo:font-size="13.6999998092651pt" officeooo:rsid="00b868da" officeooo:paragraph-rsid="00b868da" fo:background-color="transparent" style:font-size-asian="12pt" style:font-size-complex="13.6999998092651pt"/>
    </style:style>
    <style:style style:name="P40" style:family="paragraph" style:parent-style-name="Standard">
      <style:paragraph-properties fo:text-align="start" style:justify-single-word="false"/>
      <style:text-properties fo:font-size="36pt" officeooo:rsid="000f74de" officeooo:paragraph-rsid="000f74de" style:font-size-asian="36pt" style:font-size-complex="36pt"/>
    </style:style>
    <style:style style:name="P41" style:family="paragraph" style:parent-style-name="Standard">
      <style:paragraph-properties fo:text-align="start" style:justify-single-word="false"/>
      <style:text-properties fo:font-size="22pt" officeooo:rsid="0047785d" officeooo:paragraph-rsid="0047785d" style:font-size-asian="22pt" style:font-size-complex="22pt"/>
    </style:style>
    <style:style style:name="P42" style:family="paragraph" style:parent-style-name="Standard">
      <style:paragraph-properties fo:text-align="start" style:justify-single-word="false"/>
      <style:text-properties fo:font-size="22pt" officeooo:rsid="0047785d" officeooo:paragraph-rsid="00a581e3" style:font-size-asian="22pt" style:font-size-complex="22pt"/>
    </style:style>
    <style:style style:name="P43" style:family="paragraph" style:parent-style-name="Standard">
      <style:paragraph-properties fo:text-align="start" style:justify-single-word="false"/>
      <style:text-properties fo:font-size="22pt" officeooo:rsid="0047785d" officeooo:paragraph-rsid="00a655a3" style:font-size-asian="22pt" style:font-size-complex="22pt"/>
    </style:style>
    <style:style style:name="P44" style:family="paragraph" style:parent-style-name="Standard">
      <style:paragraph-properties fo:text-align="start" style:justify-single-word="false"/>
      <style:text-properties fo:font-size="22pt" officeooo:rsid="0047785d" officeooo:paragraph-rsid="00a70394" style:font-size-asian="22pt" style:font-size-complex="22pt"/>
    </style:style>
    <style:style style:name="P45" style:family="paragraph" style:parent-style-name="Standard">
      <style:paragraph-properties fo:text-align="start" style:justify-single-word="false"/>
      <style:text-properties fo:font-size="22pt" officeooo:rsid="0047785d" officeooo:paragraph-rsid="00a8b092" style:font-size-asian="22pt" style:font-size-complex="22pt"/>
    </style:style>
    <style:style style:name="P46" style:family="paragraph" style:parent-style-name="Standard">
      <style:paragraph-properties fo:text-align="start" style:justify-single-word="false"/>
      <style:text-properties fo:font-size="22pt" officeooo:rsid="0047785d" officeooo:paragraph-rsid="00a9d693" style:font-size-asian="22pt" style:font-size-complex="22pt"/>
    </style:style>
    <style:style style:name="P47" style:family="paragraph" style:parent-style-name="Standard">
      <style:paragraph-properties fo:text-align="start" style:justify-single-word="false"/>
      <style:text-properties fo:font-size="22pt" officeooo:rsid="0047785d" officeooo:paragraph-rsid="00ac29ab" style:font-size-asian="22pt" style:font-size-complex="22pt"/>
    </style:style>
    <style:style style:name="P48" style:family="paragraph" style:parent-style-name="Standard">
      <style:paragraph-properties fo:text-align="start" style:justify-single-word="false"/>
      <style:text-properties fo:font-size="22pt" officeooo:rsid="0047785d" officeooo:paragraph-rsid="00adb188" style:font-size-asian="22pt" style:font-size-complex="22pt"/>
    </style:style>
    <style:style style:name="P49" style:family="paragraph" style:parent-style-name="Standard">
      <style:paragraph-properties fo:text-align="start" style:justify-single-word="false"/>
      <style:text-properties fo:font-size="22pt" officeooo:rsid="0047785d" officeooo:paragraph-rsid="00adf605" style:font-size-asian="22pt" style:font-size-complex="22pt"/>
    </style:style>
    <style:style style:name="P50" style:family="paragraph" style:parent-style-name="Standard">
      <style:paragraph-properties fo:text-align="start" style:justify-single-word="false"/>
      <style:text-properties fo:font-size="22pt" officeooo:rsid="0047785d" officeooo:paragraph-rsid="00b13649" style:font-size-asian="22pt" style:font-size-complex="22pt"/>
    </style:style>
    <style:style style:name="P51" style:family="paragraph" style:parent-style-name="Standard">
      <style:paragraph-properties fo:text-align="start" style:justify-single-word="false"/>
      <style:text-properties fo:font-size="22pt" officeooo:rsid="0047785d" officeooo:paragraph-rsid="00b22599" style:font-size-asian="22pt" style:font-size-complex="22pt"/>
    </style:style>
    <style:style style:name="P52" style:family="paragraph" style:parent-style-name="Standard">
      <style:paragraph-properties fo:text-align="start" style:justify-single-word="false"/>
      <style:text-properties fo:font-size="22pt" officeooo:rsid="0047785d" officeooo:paragraph-rsid="00b2b062" style:font-size-asian="22pt" style:font-size-complex="22pt"/>
    </style:style>
    <style:style style:name="P53" style:family="paragraph" style:parent-style-name="Standard">
      <style:paragraph-properties fo:text-align="start" style:justify-single-word="false"/>
      <style:text-properties fo:font-size="22pt" officeooo:rsid="0047785d" officeooo:paragraph-rsid="00b621ea" style:font-size-asian="22pt" style:font-size-complex="22pt"/>
    </style:style>
    <style:style style:name="P54" style:family="paragraph" style:parent-style-name="Standard">
      <style:paragraph-properties fo:text-align="start" style:justify-single-word="false"/>
      <style:text-properties fo:font-size="22pt" officeooo:rsid="0047785d" officeooo:paragraph-rsid="00b6ae15" style:font-size-asian="22pt" style:font-size-complex="22pt"/>
    </style:style>
    <style:style style:name="P55" style:family="paragraph" style:parent-style-name="Standard">
      <style:paragraph-properties fo:text-align="start" style:justify-single-word="false"/>
      <style:text-properties fo:font-size="22pt" officeooo:rsid="0047785d" officeooo:paragraph-rsid="00b6ec02" style:font-size-asian="22pt" style:font-size-complex="22pt"/>
    </style:style>
    <style:style style:name="P56" style:family="paragraph" style:parent-style-name="Standard">
      <style:paragraph-properties fo:text-align="start" style:justify-single-word="false"/>
      <style:text-properties fo:font-size="22pt" officeooo:rsid="0047785d" officeooo:paragraph-rsid="00b7a1fa" style:font-size-asian="22pt" style:font-size-complex="22pt"/>
    </style:style>
    <style:style style:name="P57" style:family="paragraph" style:parent-style-name="Standard">
      <style:paragraph-properties fo:text-align="start" style:justify-single-word="false"/>
      <style:text-properties fo:font-size="22pt" officeooo:rsid="0047785d" officeooo:paragraph-rsid="00b868da" style:font-size-asian="22pt" style:font-size-complex="22pt"/>
    </style:style>
    <style:style style:name="P58" style:family="paragraph" style:parent-style-name="Standard">
      <style:paragraph-properties fo:text-align="start" style:justify-single-word="false"/>
      <style:text-properties fo:font-size="22pt" officeooo:rsid="000f74de" officeooo:paragraph-rsid="0047785d" style:font-size-asian="22pt" style:font-size-complex="22pt"/>
    </style:style>
    <style:style style:name="P59" style:family="paragraph" style:parent-style-name="Standard">
      <style:paragraph-properties fo:text-align="start" style:justify-single-word="false"/>
      <style:text-properties fo:font-size="22pt" officeooo:rsid="000f74de" officeooo:paragraph-rsid="00a581e3" style:font-size-asian="22pt" style:font-size-complex="22pt"/>
    </style:style>
    <style:style style:name="P60" style:family="paragraph" style:parent-style-name="Standard">
      <style:paragraph-properties fo:text-align="start" style:justify-single-word="false"/>
      <style:text-properties fo:font-size="22pt" officeooo:rsid="000f74de" officeooo:paragraph-rsid="00a655a3" style:font-size-asian="22pt" style:font-size-complex="22pt"/>
    </style:style>
    <style:style style:name="P61" style:family="paragraph" style:parent-style-name="Standard">
      <style:paragraph-properties fo:text-align="start" style:justify-single-word="false"/>
      <style:text-properties fo:font-size="22pt" officeooo:rsid="000f74de" officeooo:paragraph-rsid="00a70394" style:font-size-asian="22pt" style:font-size-complex="22pt"/>
    </style:style>
    <style:style style:name="P62" style:family="paragraph" style:parent-style-name="Standard">
      <style:paragraph-properties fo:text-align="start" style:justify-single-word="false"/>
      <style:text-properties fo:font-size="22pt" officeooo:rsid="000f74de" officeooo:paragraph-rsid="00a8b092" style:font-size-asian="22pt" style:font-size-complex="22pt"/>
    </style:style>
    <style:style style:name="P63" style:family="paragraph" style:parent-style-name="Standard">
      <style:paragraph-properties fo:text-align="start" style:justify-single-word="false"/>
      <style:text-properties fo:font-size="22pt" officeooo:rsid="000f74de" officeooo:paragraph-rsid="00a9d693" style:font-size-asian="22pt" style:font-size-complex="22pt"/>
    </style:style>
    <style:style style:name="P64" style:family="paragraph" style:parent-style-name="Standard">
      <style:paragraph-properties fo:text-align="start" style:justify-single-word="false"/>
      <style:text-properties fo:font-size="22pt" officeooo:rsid="000f74de" officeooo:paragraph-rsid="00ac29ab" style:font-size-asian="22pt" style:font-size-complex="22pt"/>
    </style:style>
    <style:style style:name="P65" style:family="paragraph" style:parent-style-name="Standard">
      <style:paragraph-properties fo:text-align="start" style:justify-single-word="false"/>
      <style:text-properties fo:font-size="22pt" officeooo:rsid="000f74de" officeooo:paragraph-rsid="00adb188" style:font-size-asian="22pt" style:font-size-complex="22pt"/>
    </style:style>
    <style:style style:name="P66" style:family="paragraph" style:parent-style-name="Standard">
      <style:paragraph-properties fo:text-align="start" style:justify-single-word="false"/>
      <style:text-properties fo:font-size="22pt" officeooo:rsid="000f74de" officeooo:paragraph-rsid="00adf605" style:font-size-asian="22pt" style:font-size-complex="22pt"/>
    </style:style>
    <style:style style:name="P67" style:family="paragraph" style:parent-style-name="Standard">
      <style:paragraph-properties fo:text-align="start" style:justify-single-word="false"/>
      <style:text-properties fo:font-size="22pt" officeooo:rsid="000f74de" officeooo:paragraph-rsid="00afb347" style:font-size-asian="22pt" style:font-size-complex="22pt"/>
    </style:style>
    <style:style style:name="P68" style:family="paragraph" style:parent-style-name="Standard">
      <style:paragraph-properties fo:text-align="start" style:justify-single-word="false"/>
      <style:text-properties fo:font-size="22pt" officeooo:rsid="000f74de" officeooo:paragraph-rsid="00b13649" style:font-size-asian="22pt" style:font-size-complex="22pt"/>
    </style:style>
    <style:style style:name="P69" style:family="paragraph" style:parent-style-name="Standard">
      <style:paragraph-properties fo:text-align="start" style:justify-single-word="false"/>
      <style:text-properties fo:font-size="22pt" officeooo:rsid="000f74de" officeooo:paragraph-rsid="00b22599" style:font-size-asian="22pt" style:font-size-complex="22pt"/>
    </style:style>
    <style:style style:name="P70" style:family="paragraph" style:parent-style-name="Standard">
      <style:paragraph-properties fo:text-align="start" style:justify-single-word="false"/>
      <style:text-properties fo:font-size="22pt" officeooo:rsid="000f74de" officeooo:paragraph-rsid="00b2b062" style:font-size-asian="22pt" style:font-size-complex="22pt"/>
    </style:style>
    <style:style style:name="P71" style:family="paragraph" style:parent-style-name="Standard">
      <style:paragraph-properties fo:text-align="start" style:justify-single-word="false"/>
      <style:text-properties fo:font-size="22pt" officeooo:rsid="000f74de" officeooo:paragraph-rsid="00b621ea" style:font-size-asian="22pt" style:font-size-complex="22pt"/>
    </style:style>
    <style:style style:name="P72" style:family="paragraph" style:parent-style-name="Standard">
      <style:paragraph-properties fo:text-align="start" style:justify-single-word="false"/>
      <style:text-properties fo:font-size="22pt" officeooo:rsid="000f74de" officeooo:paragraph-rsid="00b6ae15" style:font-size-asian="22pt" style:font-size-complex="22pt"/>
    </style:style>
    <style:style style:name="P73" style:family="paragraph" style:parent-style-name="Standard">
      <style:paragraph-properties fo:text-align="start" style:justify-single-word="false"/>
      <style:text-properties fo:font-size="22pt" officeooo:rsid="000f74de" officeooo:paragraph-rsid="00b6ec02" style:font-size-asian="22pt" style:font-size-complex="22pt"/>
    </style:style>
    <style:style style:name="P74" style:family="paragraph" style:parent-style-name="Standard">
      <style:paragraph-properties fo:text-align="start" style:justify-single-word="false"/>
      <style:text-properties fo:font-size="22pt" officeooo:rsid="000f74de" officeooo:paragraph-rsid="00b7a1fa" style:font-size-asian="22pt" style:font-size-complex="22pt"/>
    </style:style>
    <style:style style:name="P75" style:family="paragraph" style:parent-style-name="Standard">
      <style:paragraph-properties fo:text-align="start" style:justify-single-word="false"/>
      <style:text-properties fo:font-size="22pt" officeooo:rsid="000f74de" officeooo:paragraph-rsid="00b868da" style:font-size-asian="22pt" style:font-size-complex="22pt"/>
    </style:style>
    <style:style style:name="P76" style:family="paragraph" style:parent-style-name="Standard">
      <style:paragraph-properties fo:text-align="start" style:justify-single-word="false"/>
      <style:text-properties fo:font-size="24pt" officeooo:rsid="006aaeb0" officeooo:paragraph-rsid="000f74de" style:font-size-asian="24pt" style:font-size-complex="24pt"/>
    </style:style>
    <style:style style:name="P77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9f1c3b" officeooo:paragraph-rsid="007e9e69" style:font-name-asian="IPA明朝" style:font-size-asian="12pt" style:font-style-asian="normal" style:font-size-complex="13.6999998092651pt" style:font-style-complex="normal"/>
    </style:style>
    <style:style style:name="P78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df605" officeooo:paragraph-rsid="00adf605" style:font-name-asian="IPA明朝" style:font-size-asian="12pt" style:font-style-asian="normal" style:font-size-complex="13.6999998092651pt" style:font-style-complex="normal"/>
    </style:style>
    <style:style style:name="P79" style:family="paragraph" style:parent-style-name="Standard">
      <style:paragraph-properties fo:text-align="start" style:justify-single-word="false"/>
      <style:text-properties style:font-name="IPA明朝" fo:font-size="13.6999998092651pt" fo:font-style="normal" officeooo:rsid="00afb347" officeooo:paragraph-rsid="00afb347" style:font-name-asian="IPA明朝" style:font-size-asian="12pt" style:font-style-asian="normal" style:font-size-complex="13.6999998092651pt" style:font-style-complex="normal"/>
    </style:style>
    <style:style style:name="P80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81" style:family="paragraph" style:parent-style-name="Table_20_Contents">
      <style:paragraph-properties fo:text-align="center" style:justify-single-word="false"/>
      <style:text-properties fo:font-size="13.6999998092651pt" officeooo:rsid="00b22599" officeooo:paragraph-rsid="00b22599" style:font-size-asian="12pt" style:font-size-complex="13.6999998092651pt"/>
    </style:style>
    <style:style style:name="P82" style:family="paragraph" style:parent-style-name="Table_20_Contents">
      <style:paragraph-properties fo:text-align="center" style:justify-single-word="false"/>
      <style:text-properties fo:font-size="13.6999998092651pt" style:font-size-asian="12pt" style:font-size-complex="13.6999998092651pt"/>
    </style:style>
    <style:style style:name="P83" style:family="paragraph" style:parent-style-name="Table_20_Contents">
      <style:paragraph-properties fo:text-align="start" style:justify-single-word="false"/>
      <style:text-properties fo:font-size="13.6999998092651pt" officeooo:rsid="00b2b062" style:font-size-asian="12pt" style:font-size-complex="13.6999998092651pt"/>
    </style:style>
    <style:style style:name="P84" style:family="paragraph" style:parent-style-name="Table_20_Contents">
      <style:paragraph-properties fo:text-align="start" style:justify-single-word="false"/>
      <style:text-properties fo:font-size="13.6999998092651pt" officeooo:rsid="00b2b062" officeooo:paragraph-rsid="00b2b062" style:font-size-asian="12pt" style:font-size-complex="13.6999998092651pt"/>
    </style:style>
    <style:style style:name="P85" style:family="paragraph" style:parent-style-name="Table_20_Contents">
      <style:paragraph-properties fo:text-align="start" style:justify-single-word="false"/>
      <style:text-properties fo:font-size="13.6999998092651pt" officeooo:rsid="00b621ea" officeooo:paragraph-rsid="00b621ea" style:font-size-asian="12pt" style:font-size-complex="13.6999998092651pt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24pt" officeooo:rsid="00a581e3" officeooo:paragraph-rsid="00a581e3" style:font-size-asian="24pt" style:font-size-complex="24pt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24pt" officeooo:rsid="007e9e69" officeooo:paragraph-rsid="007e9e69" style:font-size-asian="24pt" style:font-size-complex="24pt"/>
    </style:style>
    <style:style style:name="P88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9aeece" style:font-size-asian="24pt" style:font-size-complex="24pt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24pt" officeooo:rsid="009aeece" officeooo:paragraph-rsid="000f74de" style:font-size-asian="24pt" style:font-size-complex="24pt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24pt" officeooo:rsid="00a9d693" officeooo:paragraph-rsid="00a9d693" style:font-size-asian="24pt" style:font-size-complex="24pt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24pt" officeooo:rsid="00ac29ab" officeooo:paragraph-rsid="00ac29ab" style:font-size-asian="24pt" style:font-size-complex="24pt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24pt" officeooo:rsid="00adf605" officeooo:paragraph-rsid="00adf605" style:font-size-asian="24pt" style:font-size-complex="24pt"/>
    </style:style>
    <style:style style:name="P93" style:family="paragraph" style:parent-style-name="Standard" style:list-style-name="L1">
      <style:paragraph-properties fo:text-align="start" style:justify-single-word="false"/>
      <style:text-properties fo:font-size="24pt" officeooo:rsid="00b22599" officeooo:paragraph-rsid="00b22599" style:font-size-asian="24pt" style:font-size-complex="24pt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24pt" officeooo:rsid="00b2b062" officeooo:paragraph-rsid="00b2b062" style:font-size-asian="24pt" style:font-size-complex="24pt"/>
    </style:style>
    <style:style style:name="P95" style:family="paragraph" style:parent-style-name="Standard" style:list-style-name="L1">
      <style:paragraph-properties fo:text-align="start" style:justify-single-word="false"/>
      <style:text-properties fo:font-size="24pt" officeooo:rsid="00b621ea" officeooo:paragraph-rsid="00b621ea" style:font-size-asian="24pt" style:font-size-complex="24pt"/>
    </style:style>
    <style:style style:name="P96" style:family="paragraph" style:parent-style-name="Standard" style:list-style-name="L1">
      <style:paragraph-properties fo:text-align="start" style:justify-single-word="false"/>
      <style:text-properties fo:font-size="24pt" officeooo:rsid="00b6ec02" officeooo:paragraph-rsid="00b6ec02" style:font-size-asian="24pt" style:font-size-complex="24pt"/>
    </style:style>
    <style:style style:name="P97" style:family="paragraph" style:parent-style-name="Standard" style:list-style-name="L1">
      <style:paragraph-properties fo:text-align="start" style:justify-single-word="false"/>
      <style:text-properties fo:font-size="24pt" officeooo:rsid="00b868da" officeooo:paragraph-rsid="00b868da" style:font-size-asian="24pt" style:font-size-complex="24pt"/>
    </style:style>
    <style:style style:name="P98" style:family="paragraph" style:parent-style-name="Standard" style:list-style-name="L1">
      <style:paragraph-properties fo:text-align="start" style:justify-single-word="false"/>
      <style:text-properties fo:font-size="24pt" officeooo:rsid="00bb02b7" officeooo:paragraph-rsid="00bb02b7" style:font-size-asian="24pt" style:font-size-complex="24pt"/>
    </style:style>
    <style:style style:name="P99" style:family="paragraph" style:parent-style-name="Standard">
      <style:paragraph-properties fo:text-align="start" style:justify-single-word="false"/>
      <style:text-properties fo:font-size="13.6999998092651pt" officeooo:rsid="00b6ec02" officeooo:paragraph-rsid="00b6ec02" fo:background-color="transparent" style:font-size-asian="12pt" style:font-size-complex="13.6999998092651pt"/>
    </style:style>
    <style:style style:name="P100" style:family="paragraph" style:parent-style-name="Standard">
      <style:paragraph-properties fo:text-align="start" style:justify-single-word="false"/>
      <style:text-properties fo:font-size="13.6999998092651pt" officeooo:rsid="00b6ec02" officeooo:paragraph-rsid="00b6ae15" fo:background-color="transparent" style:font-size-asian="12pt" style:font-size-complex="13.6999998092651pt"/>
    </style:style>
    <style:style style:name="P101" style:family="paragraph" style:parent-style-name="Standard">
      <style:paragraph-properties fo:text-align="start" style:justify-single-word="false"/>
      <style:text-properties fo:font-size="13.6999998092651pt" officeooo:rsid="00b6ec02" officeooo:paragraph-rsid="00b868da" fo:background-color="transparent" style:font-size-asian="12pt" style:font-size-complex="13.6999998092651pt"/>
    </style:style>
    <style:style style:name="P102" style:family="paragraph" style:parent-style-name="Standard">
      <style:paragraph-properties fo:text-align="start" style:justify-single-word="false"/>
      <style:text-properties fo:font-size="13.6999998092651pt" officeooo:rsid="00b6ec02" officeooo:paragraph-rsid="00ba081e" fo:background-color="transparent" style:font-size-asian="12pt" style:font-size-complex="13.6999998092651pt"/>
    </style:style>
    <style:style style:name="P103" style:family="paragraph" style:parent-style-name="Standard">
      <style:paragraph-properties fo:text-align="start" style:justify-single-word="false"/>
      <style:text-properties fo:font-size="13.6999998092651pt" officeooo:rsid="00b6ec02" officeooo:paragraph-rsid="00bb02b7" fo:background-color="transparent" style:font-size-asian="12pt" style:font-size-complex="13.6999998092651pt"/>
    </style:style>
    <style:style style:name="P104" style:family="paragraph" style:parent-style-name="Standard">
      <style:paragraph-properties fo:text-align="start" style:justify-single-word="false"/>
      <style:text-properties fo:font-size="13.6999998092651pt" officeooo:rsid="00b6ec02" officeooo:paragraph-rsid="00bb69b7" fo:background-color="transparent" style:font-size-asian="12pt" style:font-size-complex="13.6999998092651pt"/>
    </style:style>
    <style:style style:name="P105" style:family="paragraph" style:parent-style-name="Standard">
      <style:paragraph-properties fo:text-align="start" style:justify-single-word="false"/>
      <style:text-properties fo:font-size="13.6999998092651pt" officeooo:rsid="00ba081e" officeooo:paragraph-rsid="00ba081e" fo:background-color="transparent" style:font-size-asian="12pt" style:font-size-complex="13.6999998092651pt"/>
    </style:style>
    <style:style style:name="P106" style:family="paragraph" style:parent-style-name="Standard">
      <style:paragraph-properties fo:text-align="start" style:justify-single-word="false"/>
      <style:text-properties fo:font-size="13.6999998092651pt" officeooo:rsid="00ba0bbe" officeooo:paragraph-rsid="00ba0bbe" fo:background-color="transparent" style:font-size-asian="12pt" style:font-size-complex="13.6999998092651pt"/>
    </style:style>
    <style:style style:name="P107" style:family="paragraph" style:parent-style-name="Standard">
      <style:paragraph-properties fo:text-align="start" style:justify-single-word="false"/>
      <style:text-properties fo:font-size="13.6999998092651pt" officeooo:rsid="00bb02b7" officeooo:paragraph-rsid="00bb02b7" fo:background-color="transparent" style:font-size-asian="12pt" style:font-size-complex="13.6999998092651pt"/>
    </style:style>
    <style:style style:name="P108" style:family="paragraph" style:parent-style-name="Standard">
      <style:paragraph-properties fo:text-align="start" style:justify-single-word="false"/>
      <style:text-properties fo:font-size="13.6999998092651pt" officeooo:rsid="00bb0d1d" officeooo:paragraph-rsid="00bb0d1d" fo:background-color="transparent" style:font-size-asian="12pt" style:font-size-complex="13.6999998092651pt"/>
    </style:style>
    <style:style style:name="P109" style:family="paragraph" style:parent-style-name="Standard">
      <style:paragraph-properties fo:text-align="start" style:justify-single-word="false"/>
      <style:text-properties fo:font-size="13.6999998092651pt" officeooo:rsid="00bb69b7" officeooo:paragraph-rsid="00bb69b7" fo:background-color="transparent" style:font-size-asian="12pt" style:font-size-complex="13.6999998092651pt"/>
    </style:style>
    <style:style style:name="P110" style:family="paragraph" style:parent-style-name="Standard">
      <style:paragraph-properties fo:text-align="start" style:justify-single-word="false"/>
      <style:text-properties fo:font-size="13.6999998092651pt" officeooo:rsid="00a581e3" officeooo:paragraph-rsid="00a581e3" style:font-size-asian="12pt" style:font-size-complex="13.6999998092651pt"/>
    </style:style>
    <style:style style:name="P111" style:family="paragraph" style:parent-style-name="Standard">
      <style:paragraph-properties fo:text-align="start" style:justify-single-word="false"/>
      <style:text-properties fo:font-size="22pt" officeooo:rsid="000f74de" officeooo:paragraph-rsid="00ba081e" style:font-size-asian="22pt" style:font-size-complex="22pt"/>
    </style:style>
    <style:style style:name="P112" style:family="paragraph" style:parent-style-name="Standard">
      <style:paragraph-properties fo:text-align="start" style:justify-single-word="false"/>
      <style:text-properties fo:font-size="22pt" officeooo:rsid="000f74de" officeooo:paragraph-rsid="00bb02b7" style:font-size-asian="22pt" style:font-size-complex="22pt"/>
    </style:style>
    <style:style style:name="P113" style:family="paragraph" style:parent-style-name="Standard">
      <style:paragraph-properties fo:text-align="start" style:justify-single-word="false"/>
      <style:text-properties fo:font-size="22pt" officeooo:rsid="000f74de" officeooo:paragraph-rsid="00bb69b7" style:font-size-asian="22pt" style:font-size-complex="22pt"/>
    </style:style>
    <style:style style:name="P114" style:family="paragraph" style:parent-style-name="Standard">
      <style:paragraph-properties fo:text-align="start" style:justify-single-word="false"/>
      <style:text-properties fo:font-size="22pt" officeooo:rsid="0047785d" officeooo:paragraph-rsid="00ba081e" style:font-size-asian="22pt" style:font-size-complex="22pt"/>
    </style:style>
    <style:style style:name="P115" style:family="paragraph" style:parent-style-name="Standard">
      <style:paragraph-properties fo:text-align="start" style:justify-single-word="false"/>
      <style:text-properties fo:font-size="22pt" officeooo:rsid="0047785d" officeooo:paragraph-rsid="00bb02b7" style:font-size-asian="22pt" style:font-size-complex="22pt"/>
    </style:style>
    <style:style style:name="T1" style:family="text">
      <style:text-properties officeooo:rsid="00a581e3"/>
    </style:style>
    <style:style style:name="T2" style:family="text">
      <style:text-properties officeooo:rsid="00a655a3"/>
    </style:style>
    <style:style style:name="T3" style:family="text">
      <style:text-properties officeooo:rsid="00a70394"/>
    </style:style>
    <style:style style:name="T4" style:family="text">
      <style:text-properties officeooo:rsid="00a8b092"/>
    </style:style>
    <style:style style:name="T5" style:family="text">
      <style:text-properties officeooo:rsid="00a9d693"/>
    </style:style>
    <style:style style:name="T6" style:family="text">
      <style:text-properties officeooo:rsid="00ab1713"/>
    </style:style>
    <style:style style:name="T7" style:family="text">
      <style:text-properties officeooo:rsid="00abbfd6"/>
    </style:style>
    <style:style style:name="T8" style:family="text">
      <style:text-properties officeooo:rsid="00ac29ab"/>
    </style:style>
    <style:style style:name="T9" style:family="text">
      <style:text-properties fo:background-color="#fff200" loext:char-shading-value="0"/>
    </style:style>
    <style:style style:name="T10" style:family="text">
      <style:text-properties officeooo:rsid="00a9d693" fo:background-color="#fff200" loext:char-shading-value="0"/>
    </style:style>
    <style:style style:name="T11" style:family="text">
      <style:text-properties officeooo:rsid="00afb347" fo:background-color="#fff200" loext:char-shading-value="0"/>
    </style:style>
    <style:style style:name="T12" style:family="text">
      <style:text-properties officeooo:rsid="00b2b172" fo:background-color="#fff200" loext:char-shading-value="0"/>
    </style:style>
    <style:style style:name="T13" style:family="text">
      <style:text-properties officeooo:rsid="00adf605"/>
    </style:style>
    <style:style style:name="T14" style:family="text">
      <style:text-properties officeooo:rsid="00afb347"/>
    </style:style>
    <style:style style:name="T15" style:family="text">
      <style:text-properties officeooo:rsid="00b13649"/>
    </style:style>
    <style:style style:name="T16" style:family="text">
      <style:text-properties officeooo:rsid="00b2b062"/>
    </style:style>
    <style:style style:name="T17" style:family="text">
      <style:text-properties officeooo:rsid="00b2b172"/>
    </style:style>
    <style:style style:name="T18" style:family="text">
      <style:text-properties officeooo:rsid="00b6ae15"/>
    </style:style>
    <style:style style:name="T19" style:family="text">
      <style:text-properties officeooo:rsid="00b6ec02"/>
    </style:style>
    <style:style style:name="T20" style:family="text">
      <style:text-properties officeooo:rsid="00b7a1fa"/>
    </style:style>
    <style:style style:name="T21" style:family="text">
      <style:text-properties officeooo:rsid="00b868da"/>
    </style:style>
    <style:style style:name="T22" style:family="text">
      <style:text-properties officeooo:rsid="00ba081e"/>
    </style:style>
    <style:style style:name="T23" style:family="text">
      <style:text-properties officeooo:rsid="00bb02b7"/>
    </style:style>
    <style:style style:name="T24" style:family="text">
      <style:text-properties officeooo:rsid="00bb0d1d"/>
    </style:style>
    <style:style style:name="T25" style:family="text">
      <style:text-properties officeooo:rsid="00bb69b7"/>
    </style:style>
    <style:style style:name="T26" style:family="text">
      <style:text-properties officeooo:rsid="00bc96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SQL</text:p>
      <text:p text:style-name="P1"/>
      <text:p text:style-name="P1"/>
      <text:p text:style-name="P1"/>
      <text:p text:style-name="P3"/>
      <text:p text:style-name="P3"/>
      <text:p text:style-name="P40"><text:soft-page-break/>もくじ</text:p>
      <text:p text:style-name="P4"/>
      <text:list xml:id="list1519476800" text:style-name="L1">
        <text:list-item>
          <text:p text:style-name="P86">ログイン</text:p>
        </text:list-item>
        <text:list-item>
          <text:p text:style-name="P86">終了</text:p>
        </text:list-item>
        <text:list-item>
          <text:p text:style-name="P87">ユーザーの追加</text:p>
        </text:list-item>
        <text:list-item>
          <text:p text:style-name="P88">ユーザーの削除</text:p>
        </text:list-item>
        <text:list-item>
          <text:p text:style-name="P86">ユーザー：ホストの一覧</text:p>
        </text:list-item>
        <text:list-item>
          <text:p text:style-name="P86">データベースの作成</text:p>
        </text:list-item>
        <text:list-item>
          <text:p text:style-name="P86">データベースの削除</text:p>
        </text:list-item>
        <text:list-item>
          <text:p text:style-name="P86">ユーザーに権限を与える</text:p>
        </text:list-item>
        <text:list-item>
          <text:p text:style-name="P86">データベースの指定</text:p>
        </text:list-item>
        <text:list-item>
          <text:p text:style-name="P86">データベース一覧表示</text:p>
        </text:list-item>
        <text:list-item>
          <text:p text:style-name="P86">テーブル一覧表示</text:p>
        </text:list-item>
        <text:list-item>
          <text:p text:style-name="P90">SQLのルール</text:p>
        </text:list-item>
        <text:list-item>
          <text:p text:style-name="P90">テーブルの作成</text:p>
        </text:list-item>
        <text:list-item>
          <text:p text:style-name="P91">テーブルの削除</text:p>
        </text:list-item>
        <text:list-item>
          <text:p text:style-name="P91">テーブル名の変更</text:p>
        </text:list-item>
        <text:list-item>
          <text:p text:style-name="P91">テーブル定義の変更</text:p>
        </text:list-item>
        <text:list-item>
          <text:p text:style-name="P91">テーブルへのデータ登録</text:p>
        </text:list-item>
        <text:list-item>
          <text:p text:style-name="P92"><text:soft-page-break/>列を出力する</text:p>
        </text:list-item>
        <text:list-item>
          <text:p text:style-name="P92">列に別名をつける</text:p>
        </text:list-item>
        <text:list-item>
          <text:p text:style-name="P92">定数の出力</text:p>
        </text:list-item>
        <text:list-item>
          <text:p text:style-name="P92">結果から重複業を省く</text:p>
        </text:list-item>
        <text:list-item>
          <text:p text:style-name="P92">行の選択</text:p>
        </text:list-item>
        <text:list-item>
          <text:p text:style-name="P92">コメント</text:p>
        </text:list-item>
        <text:list-item>
          <text:p text:style-name="P93">算術演算子</text:p>
        </text:list-item>
        <text:list-item>
          <text:p text:style-name="P94">比較演算子</text:p>
        </text:list-item>
        <text:list-item>
          <text:p text:style-name="P94">論理演算子</text:p>
        </text:list-item>
        <text:list-item>
          <text:p text:style-name="P95">集約関数</text:p>
        </text:list-item>
        <text:list-item>
          <text:p text:style-name="P95">テーブルのグループ分け</text:p>
        </text:list-item>
        <text:list-item>
          <text:p text:style-name="P96">グループの条件指定</text:p>
        </text:list-item>
        <text:list-item>
          <text:p text:style-name="P96">ソートする</text:p>
        </text:list-item>
        <text:list-item>
          <text:p text:style-name="P97">SELECT文の順序</text:p>
        </text:list-item>
        <text:list-item>
          <text:p text:style-name="P97">データの登録</text:p>
        </text:list-item>
        <text:list-item>
          <text:p text:style-name="P97">データの削除</text:p>
        </text:list-item>
        <text:list-item>
          <text:p text:style-name="P98">データの更新</text:p>
        </text:list-item>
        <text:list-item>
          <text:p text:style-name="P98">トランザクション</text:p>
          <text:p text:style-name="P89"/>
        </text:list-item>
      </text:list>
      <text:p text:style-name="P76"><text:soft-page-break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58">1.ログイン</text:p>
      <text:p text:style-name="P41"/>
      <text:p text:style-name="P7">$ mysql -u root -p</text:p>
      <text:p text:style-name="P7"/>
      <text:p text:style-name="P7"><text:soft-page-break/>※-pはパスワード入力のオプション</text:p>
      <text:p text:style-name="P7"/>
      <text:p text:style-name="P7"/>
      <text:p text:style-name="P7"/>
      <text:p text:style-name="P59"><text:span text:style-name="T1">2</text:span>.終了</text:p>
      <text:p text:style-name="P42"/>
      <text:p text:style-name="P7">&gt; \q;<text:tab/>又は、 &gt; quit;</text:p>
      <text:p text:style-name="P7"/>
      <text:p text:style-name="P7"/>
      <text:p text:style-name="P7"/>
      <text:p text:style-name="P7"/>
      <text:p text:style-name="P7"/>
      <text:p text:style-name="P7"/>
      <text:p text:style-name="P59"><text:span text:style-name="T1">3</text:span>.ユーザーの追加</text:p>
      <text:p text:style-name="P42"/>
      <text:p text:style-name="P7">&gt; CREATE USER ユーザー名 IDENTIFIED BY ‘パスワード’;</text:p>
      <text:p text:style-name="P7"/>
      <text:p text:style-name="P7"/>
      <text:p text:style-name="P5"/>
      <text:p text:style-name="P5"/>
      <text:p text:style-name="P59"><text:span text:style-name="T1">4</text:span>.ユーザーの削除</text:p>
      <text:p text:style-name="P42"/>
      <text:p text:style-name="P7">&gt; DROP USER ユーザー名@ホスト名（ホスト名省略可);</text:p>
      <text:p text:style-name="P7"/>
      <text:p text:style-name="P7"/>
      <text:p text:style-name="P7"/>
      <text:p text:style-name="P59"><text:span text:style-name="T1">5</text:span>.ユーザー・ホストの一覧</text:p>
      <text:p text:style-name="P42"/>
      <text:p text:style-name="P7">&gt; SELECT user, host FROM mysql.user;</text:p>
      <text:p text:style-name="P7"/>
      <text:p text:style-name="P59"><text:span text:style-name="T1">6</text:span>.データベースの作成</text:p>
      <text:p text:style-name="P42"/>
      <text:p text:style-name="P7">&gt; <text:span text:style-name="T2">CREATE</text:span> <text:span text:style-name="T2">DATABASE</text:span> データベース名;</text:p>
      <text:p text:style-name="P7"><text:soft-page-break/></text:p>
      <text:p text:style-name="P7"/>
      <text:p text:style-name="P61"><text:span text:style-name="T3">7</text:span>.データベースの削除</text:p>
      <text:p text:style-name="P44"/>
      <text:p text:style-name="P8">&gt; <text:span text:style-name="T3">DROP DATABASE</text:span> データベース名;</text:p>
      <text:p text:style-name="P7"/>
      <text:p text:style-name="P7"/>
      <text:p text:style-name="P7"/>
      <text:p text:style-name="P59"><text:span text:style-name="T3">8</text:span>.ユーザーに権限を与える</text:p>
      <text:p text:style-name="P42"/>
      <text:p text:style-name="P7">&gt; <text:span text:style-name="T2">GRANT 権限 ON データベース名.* TO ユーザー名;</text:span></text:p>
      <text:p text:style-name="P7"/>
      <text:p text:style-name="P7">例: <text:span text:style-name="T2">&gt; GRANT ALL ON test_db.* TO test_user; </text:span></text:p>
      <text:p text:style-name="P7"/>
      <text:p text:style-name="P7"/>
      <text:p text:style-name="P60"><text:span text:style-name="T3">9</text:span>.データベースの指定</text:p>
      <text:p text:style-name="P43"/>
      <text:p text:style-name="P9">&gt; <text:span text:style-name="T2">USE データベース名;</text:span></text:p>
      <text:p text:style-name="P9"/>
      <text:p text:style-name="P9"/>
      <text:p text:style-name="P9"/>
      <text:p text:style-name="P9"/>
      <text:p text:style-name="P9"/>
      <text:p text:style-name="P9"/>
      <text:p text:style-name="P62"><text:span text:style-name="T4">10</text:span>.データベース一覧表示</text:p>
      <text:p text:style-name="P45"/>
      <text:p text:style-name="P10">&gt; <text:span text:style-name="T4">SHOW DATABASES;</text:span></text:p>
      <text:p text:style-name="P10"/>
      <text:p text:style-name="P10"/>
      <text:p text:style-name="P10"/>
      <text:p text:style-name="P62"><text:span text:style-name="T4">11</text:span>.テーブル一覧表示</text:p>
      <text:p text:style-name="P45"/>
      <text:p text:style-name="P10">&gt; <text:span text:style-name="T4">SHOW TABLES FROM データベース名;</text:span></text:p>
      <text:p text:style-name="P10"><text:soft-page-break/></text:p>
      <text:p text:style-name="P10"/>
      <text:p text:style-name="P10"/>
      <text:p text:style-name="P63"><text:span text:style-name="T4">12</text:span>.<text:span text:style-name="T5">SQLのルール</text:span></text:p>
      <text:p text:style-name="P46"/>
      <text:p text:style-name="P11">・<text:span text:style-name="T5">SQL文はセミコロン(;)で終わる。</text:span></text:p>
      <text:p text:style-name="P11"/>
      <text:p text:style-name="P11">・キーワードの大文字・小文字は区別されない。</text:p>
      <text:p text:style-name="P11"><text:tab/>個人ルールとして、</text:p>
      <text:p text:style-name="P11"><text:tab/>・キーワードは大文字</text:p>
      <text:p text:style-name="P11"><text:tab/>・テーブル名は頭文字のみ大文字</text:p>
      <text:p text:style-name="P11"><text:tab/>・そのほか（列名など）は小文字</text:p>
      <text:p text:style-name="P11"/>
      <text:p text:style-name="P11">・文字列と日付の定数はシングルクォーテーション<text:span text:style-name="T5">(‘)で囲む。</text:span></text:p>
      <text:p text:style-name="P11">・数値の定数は囲まない（数値だけ書く<text:span text:style-name="T5">)。</text:span></text:p>
      <text:p text:style-name="P11">・<text:span text:style-name="T5">ASキーワードで、列に</text:span><text:span text:style-name="T10">日本語で</text:span><text:span text:style-name="T5">別名をつけるときのみ、ダブルクォーテーション(“)を使う。</text:span></text:p>
      <text:p text:style-name="P11"/>
      <text:p text:style-name="P11">・単語の間を半角スペース、または改行で区切る。</text:p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63"><text:span text:style-name="T4">13</text:span>.テーブルの作成</text:p>
      <text:p text:style-name="P46"/>
      <text:p text:style-name="P11">&gt; <text:span text:style-name="T5">CREATE TABLE &lt;テーブル名&gt;</text:span></text:p>
      <text:p text:style-name="P13">(&lt;列名１&gt; &lt;データ型&gt; &lt;この列の制約&gt;,</text:p>
      <text:p text:style-name="P13"><text:s text:c="2"/>&lt;列名２&gt; &lt;データ型&gt; &lt;この列の制約&gt;,</text:p>
      <text:p text:style-name="P13"><text:s text:c="2"/>&lt;列名３<text:span text:style-name="T6">&gt; &lt;データ型&gt; &lt;この列の制約&gt;,</text:span></text:p>
      <text:p text:style-name="P13"><text:s text:c="2"/><text:span text:style-name="T6">&lt;列名４&gt; &lt;データ型&gt; &lt;この列の制約&gt;,</text:span></text:p>
      <text:p text:style-name="P13"><text:tab/><text:tab/><text:tab/>・</text:p>
      <text:p text:style-name="P13"><text:tab/><text:tab/><text:tab/>・</text:p>
      <text:p text:style-name="P13"><text:tab/><text:tab/><text:tab/>・</text:p>
      <text:p text:style-name="P14">&lt;このテーブルの制約１&gt;, &lt;このテーブルの制約２&gt;, …);</text:p>
      <text:p text:style-name="P14"><text:soft-page-break/></text:p>
      <text:p text:style-name="P14"/>
      <text:p text:style-name="P14"/>
      <text:p text:style-name="P14">・命名ルール（使える文字）</text:p>
      <text:p text:style-name="P14"><text:tab/>・半角のアルファベット（名前の最初は、必ずこれで）</text:p>
      <text:p text:style-name="P14"><text:tab/>・半角の数字</text:p>
      <text:p text:style-name="P14"><text:tab/>・アンダーバー（_）</text:p>
      <text:p text:style-name="P14"><text:tab/>・名前の重複不可</text:p>
      <text:p text:style-name="P7"/>
      <text:p text:style-name="P7">・データ型</text:p>
      <text:p text:style-name="P7"><text:tab/>・<text:span text:style-name="T6">INTEGER型：整数型（小数は入れられない）</text:span></text:p>
      <text:p text:style-name="P7"><text:tab/>・<text:span text:style-name="T6">CHAR型：固定文字列型</text:span></text:p>
      <text:p text:style-name="P7"><text:tab/><text:tab/><text:span text:style-name="T6">CHAR(文字数)：指定した文字数を入れられる。</text:span></text:p>
      <text:p text:style-name="P7"><text:tab/><text:tab/><text:tab/><text:tab/><text:span text:style-name="T6">　　(入れた文字が、足りてない場合、半角ス<text:tab/><text:tab/><text:tab/><text:tab/><text:tab/> <text:s text:c="6"/>ペースで自動的に埋められる。)</text:span></text:p>
      <text:p text:style-name="P7"><text:tab/>・<text:span text:style-name="T6">VARCHAR型：可変長文字列型</text:span></text:p>
      <text:p text:style-name="P7"><text:tab/><text:tab/><text:span text:style-name="T6">VAECHAR(文字数)：指定した文字数を入れられる。</text:span></text:p>
      <text:p text:style-name="P7"><text:tab/><text:tab/><text:tab/><text:tab/><text:tab/> <text:s text:c="3"/><text:span text:style-name="T6">(入れた文字の数に、データ幅が可変<text:tab/><text:tab/><text:tab/><text:tab/><text:tab/><text:tab/> <text:s text:c="3"/>する。)</text:span></text:p>
      <text:p text:style-name="P7"><text:tab/>・<text:span text:style-name="T6">DATE型：日付（年月日）を入れる</text:span></text:p>
      <text:p text:style-name="P7"><text:tab/><text:tab/>例：‘<text:span text:style-name="T7">2020-05-12’</text:span></text:p>
      <text:p text:style-name="P7"/>
      <text:p text:style-name="P7">・制約の設定</text:p>
      <text:p text:style-name="P7"><text:tab/>・<text:span text:style-name="T7">NOT NULL：列の制約に設定すると、必ずデータが入っていな<text:tab/><text:tab/><text:tab/> <text:s text:c="5"/>ければならない制約となる。</text:span></text:p>
      <text:p text:style-name="P7"/>
      <text:p text:style-name="P7"><text:tab/>・<text:span text:style-name="T22">DEFAULT &lt;値&gt;：列の制約に設定すると、デフォルト値を&lt;値&gt;</text:span></text:p>
      <text:p text:style-name="P7"><text:tab/><text:tab/><text:tab/><text:tab/>に設定される。</text:p>
      <text:p text:style-name="P7"/>
      <text:p text:style-name="P7"><text:tab/>・<text:span text:style-name="T7">PRIMARY KEY (列名)：テーブルの制約に設定すると、その列<text:tab/><text:tab/><text:tab/><text:tab/><text:tab/>のデータを使って、行を特定できるよう<text:tab/><text:tab/><text:tab/><text:tab/><text:tab/>になる。（列のデータは、重複不可）。</text:span></text:p>
      <text:p text:style-name="P7"><text:tab/><text:tab/><text:tab/><text:tab/><text:tab/>別名（主キー制約）</text:p>
      <text:p text:style-name="P7"/>
      <text:p text:style-name="P7"/>
      <text:p text:style-name="P7"/>
      <text:p text:style-name="P7"/>
      <text:p text:style-name="P7"/>
      <text:p text:style-name="P64"><text:soft-page-break/><text:span text:style-name="T4">14</text:span>.テーブルの削除</text:p>
      <text:p text:style-name="P47"/>
      <text:p text:style-name="P12">&gt; <text:span text:style-name="T8">DROP TABLE &lt;テーブル名&gt;;</text:span></text:p>
      <text:p text:style-name="P12"><text:tab/><text:span text:style-name="T9">※削除したテーブルは、復活できない!!!</text:span></text:p>
      <text:p text:style-name="P23"/>
      <text:p text:style-name="P23"/>
      <text:p text:style-name="P23"/>
      <text:p text:style-name="P64"><text:span text:style-name="T4">15</text:span>.テーブル名の変更</text:p>
      <text:p text:style-name="P47"/>
      <text:p text:style-name="P18">&gt; RENAME TABLE &lt;変更前テーブル名&gt; TO &lt;変更後テーブル名&gt;;</text:p>
      <text:p text:style-name="P5"/>
      <text:p text:style-name="P5"/>
      <text:p text:style-name="P65"><text:span text:style-name="T4">16</text:span>.テーブル定義の変更</text:p>
      <text:p text:style-name="P48"/>
      <text:p text:style-name="P15">・列の追加</text:p>
      <text:p text:style-name="P15">&gt; ALTER TABLE &lt;テーブル名&gt; ADD COLUMN &lt;列の定義&gt;;</text:p>
      <text:p text:style-name="P15"/>
      <text:p text:style-name="P15">・列の削除</text:p>
      <text:p text:style-name="P15">&gt; ALTER TABLE &lt;テーブル名&gt; DROP COLUMN &lt;列名&gt;;</text:p>
      <text:p text:style-name="P15"/>
      <text:p text:style-name="P15"/>
      <text:p text:style-name="P15"/>
      <text:p text:style-name="P65"><text:span text:style-name="T4">17</text:span>.テーブルへのデータ登録</text:p>
      <text:p text:style-name="P48"/>
      <text:p text:style-name="P18">&gt; START TRANSACTION;<text:tab/>--データ登録開始</text:p>
      <text:p text:style-name="P18"/>
      <text:p text:style-name="P18">&gt; INSERT INTO &lt;テーブル名&gt; VALUES (‘&lt;データ1-1&gt;’, &lt;データ1-2&gt;, …);</text:p>
      <text:p text:style-name="P18">&gt; INSERT INTO &lt;テーブル名&gt; VALUES (‘&lt;データ2-1&gt;’,&lt;デー<text:tab/>タ2-2&gt;,…);</text:p>
      <text:p text:style-name="P18"/>
      <text:p text:style-name="P18">&gt; COMMIT;<text:tab/><text:tab/>--データ登録確定</text:p>
      <text:p text:style-name="P18"/>
      <text:p text:style-name="P66"><text:soft-page-break/><text:span text:style-name="T4">18</text:span>.列を出力する</text:p>
      <text:p text:style-name="P49"/>
      <text:p text:style-name="P16">・列の出力</text:p>
      <text:p text:style-name="P16">&gt; <text:span text:style-name="T13">SELECT &lt;列名１&gt;, &lt;列名２&gt;, …</text:span></text:p>
      <text:p text:style-name="P16"><text:tab/><text:span text:style-name="T13">&gt; FROM &lt;テーブル名&gt;;</text:span></text:p>
      <text:p text:style-name="P16"/>
      <text:p text:style-name="P16">・すべての列を出力</text:p>
      <text:p text:style-name="P16">&gt; <text:span text:style-name="T13">SELECT *</text:span></text:p>
      <text:p text:style-name="P16"><text:tab/><text:span text:style-name="T13">&gt; FROM &lt;テーブル名&gt;;</text:span></text:p>
      <text:p text:style-name="P6"/>
      <text:p text:style-name="P77"/>
      <text:p text:style-name="P66"><text:span text:style-name="T4">19</text:span>.列の別名をつける</text:p>
      <text:p text:style-name="P49"/>
      <text:p text:style-name="P78">&gt; SELECT &lt;列名１&gt; AS &lt;別名１&gt;,</text:p>
      <text:p text:style-name="P78"><text:tab/>&gt; &lt;列名２&gt; AS &lt;別名２&gt;</text:p>
      <text:p text:style-name="P78"><text:tab/>&gt; FROM &lt;テーブル名&gt;;</text:p>
      <text:p text:style-name="P78"/>
      <text:p text:style-name="P79">例：&gt; SELECT shohin_id AS id,</text:p>
      <text:p text:style-name="P79"><text:tab/>&gt; shohin_mei AS “商品名”</text:p>
      <text:p text:style-name="P79"><text:tab/>&gt; FROM &lt;テーブル名&gt;;</text:p>
      <text:p text:style-name="P78"/>
      <text:p text:style-name="P78"><text:span text:style-name="T9">※別名に日本語を使う場合は、ダブルクォーテーション</text:span><text:span text:style-name="T11">(“)で括る</text:span><text:span text:style-name="T14">。</text:span></text:p>
      <text:p text:style-name="P78"/>
      <text:p text:style-name="P78"/>
      <text:p text:style-name="P78"/>
      <text:p text:style-name="P67"><text:span text:style-name="T14">20</text:span>.定数の出力</text:p>
      <text:p text:style-name="P19"/>
      <text:p text:style-name="P19">・テーブルに入力されていない定数を、出力する</text:p>
      <text:p text:style-name="P19">&gt; SELECT &lt;列名1&gt; AS &lt;定数１&gt;,</text:p>
      <text:p text:style-name="P19"><text:tab/>&gt; &lt;列名２&gt; AS &lt;定数２&gt;</text:p>
      <text:p text:style-name="P19"><text:tab/>&gt; FROM &lt;テーブル名&gt;</text:p>
      <text:p text:style-name="P19"/>
      <text:p text:style-name="P19">・使える定数</text:p>
      <text:p text:style-name="P19"><text:tab/>・文字列定数：’&lt;文字列&gt;’</text:p>
      <text:p text:style-name="P19"><text:tab/>・数値定数：1 <text:tab/>--シングルクォーテーションはいらない</text:p>
      <text:p text:style-name="P19"><text:tab/>・日付定数：’2020-05-12’</text:p>
      <text:p text:style-name="P19"><text:soft-page-break/></text:p>
      <text:p text:style-name="P19"/>
      <text:p text:style-name="P19"/>
      <text:p text:style-name="P68"><text:span text:style-name="T15">21</text:span>.結果から重複行を省く</text:p>
      <text:p text:style-name="P50"/>
      <text:p text:style-name="P20">&gt; SELECT DISTINCT &lt;列名１&gt;, &lt;列名２&gt;, …</text:p>
      <text:p text:style-name="P20"><text:tab/>&gt; FROM &lt;テーブル名&gt;</text:p>
      <text:p text:style-name="P20"/>
      <text:p text:style-name="P20"/>
      <text:p text:style-name="P20"/>
      <text:p text:style-name="P68"><text:span text:style-name="T15">22</text:span>.行の選択</text:p>
      <text:p text:style-name="P50"/>
      <text:p text:style-name="P20">&gt; SELECT &lt;列名&gt;, …</text:p>
      <text:p text:style-name="P20"><text:tab/>&gt; FROM &lt;テーブル名&gt;</text:p>
      <text:p text:style-name="P20"><text:tab/>&gt; WHERE &lt;条件式&gt;;</text:p>
      <text:p text:style-name="P20"/>
      <text:p text:style-name="P20">・条件式の例</text:p>
      <text:p text:style-name="P20"><text:tab/>WHERE &lt;列名&gt; = &lt;データ１&gt;;<text:tab/><text:tab/>--データ１の行を選択する</text:p>
      <text:p text:style-name="P20"/>
      <text:p text:style-name="P20"/>
      <text:p text:style-name="P20"/>
      <text:p text:style-name="P20"/>
      <text:p text:style-name="P20"/>
      <text:p text:style-name="P20"/>
      <text:p text:style-name="P68"><text:span text:style-name="T15">23</text:span>.コメント</text:p>
      <text:p text:style-name="P50"/>
      <text:p text:style-name="P17">・１行コメント</text:p>
      <text:p text:style-name="P20">「--」の後に記述する。</text:p>
      <text:p text:style-name="P20"/>
      <text:p text:style-name="P20">&gt; --コメント</text:p>
      <text:p text:style-name="P20"/>
      <text:p text:style-name="P20">・複数行コメント</text:p>
      <text:p text:style-name="P20">「/*」と「*/」で囲った中に記述する。</text:p>
      <text:p text:style-name="P20"/>
      <text:p text:style-name="P20">&gt;/* コメント１</text:p>
      <text:p text:style-name="P20">&gt; コメント２ */</text:p>
      <text:p text:style-name="P20"><text:soft-page-break/></text:p>
      <text:p text:style-name="P20"/>
      <text:p text:style-name="P20"/>
      <text:p text:style-name="P69"><text:span text:style-name="T15">24</text:span>.算術演算子</text:p>
      <text:p text:style-name="P51"/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81">意味</text:p>
          </table:table-cell>
          <table:table-cell table:style-name="表1.B1" office:value-type="string">
            <text:p text:style-name="P82">記号</text:p>
          </table:table-cell>
        </table:table-row>
        <table:table-row>
          <table:table-cell table:style-name="表1.A2" office:value-type="string">
            <text:p text:style-name="P82">足し算</text:p>
          </table:table-cell>
          <table:table-cell table:style-name="表1.B2" office:value-type="string">
            <text:p text:style-name="P81">+</text:p>
          </table:table-cell>
        </table:table-row>
        <table:table-row>
          <table:table-cell table:style-name="表1.A2" office:value-type="string">
            <text:p text:style-name="P82">引き算</text:p>
          </table:table-cell>
          <table:table-cell table:style-name="表1.B2" office:value-type="string">
            <text:p text:style-name="P82">-</text:p>
          </table:table-cell>
        </table:table-row>
        <table:table-row>
          <table:table-cell table:style-name="表1.A2" office:value-type="string">
            <text:p text:style-name="P82">掛け算</text:p>
          </table:table-cell>
          <table:table-cell table:style-name="表1.B2" office:value-type="string">
            <text:p text:style-name="P81">*</text:p>
          </table:table-cell>
        </table:table-row>
        <table:table-row>
          <table:table-cell table:style-name="表1.A2" office:value-type="string">
            <text:p text:style-name="P82">割り算</text:p>
          </table:table-cell>
          <table:table-cell table:style-name="表1.B2" office:value-type="string">
            <text:p text:style-name="P82">/</text:p>
          </table:table-cell>
        </table:table-row>
      </table:table>
      <text:p text:style-name="P21"/>
      <text:p text:style-name="P22">例：</text:p>
      <text:p text:style-name="P22">&gt; SELECT nedan,</text:p>
      <text:p text:style-name="P22"><text:tab/>nedan * 2 AS “nedan_x2” <text:s text:c="3"/>--nedanとnedanの２倍を表示</text:p>
      <text:p text:style-name="P22"><text:tab/>FROM &lt;テーブル名&gt;;</text:p>
      <text:p text:style-name="P22"/>
      <text:p text:style-name="P24">※NULLを含んだ計算は、問答無用でNULLになる。</text:p>
      <text:p text:style-name="P24"/>
      <text:p text:style-name="P24"/>
      <text:p text:style-name="P24"/>
      <text:p text:style-name="P24"/>
      <text:p text:style-name="P24"/>
      <text:p text:style-name="P24"/>
      <text:p text:style-name="P69"><text:span text:style-name="T15">25</text:span>.比較演算子</text:p>
      <text:p text:style-name="P51"/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80">演算子</text:p>
          </table:table-cell>
          <table:table-cell table:style-name="表2.B1" office:value-type="string">
            <text:p text:style-name="P84">意味</text:p>
          </table:table-cell>
        </table:table-row>
        <table:table-row>
          <table:table-cell table:style-name="表2.A2" office:value-type="string">
            <text:p text:style-name="P83"><text:s/>=</text:p>
          </table:table-cell>
          <table:table-cell table:style-name="表2.B2" office:value-type="string">
            <text:p text:style-name="P80">〜と等しい</text:p>
          </table:table-cell>
        </table:table-row>
        <table:table-row>
          <table:table-cell table:style-name="表2.A2" office:value-type="string">
            <text:p text:style-name="P80"><text:s/><text:span text:style-name="T16">&lt;&gt;</text:span></text:p>
          </table:table-cell>
          <table:table-cell table:style-name="表2.B2" office:value-type="string">
            <text:p text:style-name="P80">〜と等しくない</text:p>
          </table:table-cell>
        </table:table-row>
        <table:table-row>
          <table:table-cell table:style-name="表2.A2" office:value-type="string">
            <text:p text:style-name="P80"><text:s/><text:span text:style-name="T16">&gt;=</text:span></text:p>
          </table:table-cell>
          <table:table-cell table:style-name="表2.B2" office:value-type="string">
            <text:p text:style-name="P80">〜以上</text:p>
          </table:table-cell>
        </table:table-row>
        <table:table-row>
          <table:table-cell table:style-name="表2.A2" office:value-type="string">
            <text:p text:style-name="P80"><text:s/><text:span text:style-name="T16">&gt;</text:span></text:p>
          </table:table-cell>
          <table:table-cell table:style-name="表2.B2" office:value-type="string">
            <text:p text:style-name="P80">〜より大きい</text:p>
          </table:table-cell>
        </table:table-row>
        <table:table-row>
          <table:table-cell table:style-name="表2.A2" office:value-type="string">
            <text:p text:style-name="P80"><text:s/><text:span text:style-name="T16">&lt;=</text:span></text:p>
          </table:table-cell>
          <table:table-cell table:style-name="表2.B2" office:value-type="string">
            <text:p text:style-name="P80">〜以下</text:p>
          </table:table-cell>
        </table:table-row>
        <table:table-row>
          <table:table-cell table:style-name="表2.A2" office:value-type="string">
            <text:p text:style-name="P80"><text:s/><text:span text:style-name="T16">&lt;</text:span></text:p>
          </table:table-cell>
          <table:table-cell table:style-name="表2.B2" office:value-type="string">
            <text:p text:style-name="P80">〜より小さい</text:p>
          </table:table-cell>
        </table:table-row>
      </table:table>
      <text:p text:style-name="P25"/>
      <text:p text:style-name="P28"><text:soft-page-break/>※文字列型の順序の原則は辞書式。数値の大小順序と混同してはいけない。</text:p>
      <text:p text:style-name="P28"/>
      <text:p text:style-name="P28">※<text:span text:style-name="T16">NULLに比較演算子は使えない。</text:span></text:p>
      <text:p text:style-name="P28"><text:tab/>・<text:span text:style-name="T16">NULLである行の選択</text:span></text:p>
      <text:p text:style-name="P28"><text:tab/><text:tab/><text:span text:style-name="T16">WHERE &lt;列名&gt; IS NULL;</text:span></text:p>
      <text:p text:style-name="P28"/>
      <text:p text:style-name="P28"><text:tab/>・<text:span text:style-name="T16">NULLでない行の選択</text:span></text:p>
      <text:p text:style-name="P28"><text:tab/><text:tab/><text:span text:style-name="T16">WHERE &lt;列名&gt; IS NOT NULL;</text:span></text:p>
      <text:p text:style-name="P28"/>
      <text:p text:style-name="P28"/>
      <text:p text:style-name="P28"/>
      <text:p text:style-name="P70"><text:span text:style-name="T15">26</text:span>.論理演算子</text:p>
      <text:p text:style-name="P52"/>
      <text:p text:style-name="P29">・<text:span text:style-name="T16">NOT演算子（否定）</text:span></text:p>
      <text:p text:style-name="P29"><text:tab/><text:span text:style-name="T17">WHERE NOT nedan &gt;= 1000;<text:tab/><text:tab/>--値段は1000未満</text:span></text:p>
      <text:p text:style-name="P29"><text:tab/>※条件をひていするのは<text:span text:style-name="T17">NOT演算子。しかし、無理に否定する必<text:tab/>要はない</text:span></text:p>
      <text:p text:style-name="P29"/>
      <text:p text:style-name="P29">・<text:span text:style-name="T17">AND演算子（かつ）</text:span></text:p>
      <text:p text:style-name="P30"><text:tab/><text:span text:style-name="T17">WHERE nedan = 1000 AND shohin_mei = ‘なべ’;</text:span></text:p>
      <text:p text:style-name="P31"><text:tab/>※nedanが1000で、かつ、shohin_meiがなべの行を選択</text:p>
      <text:p text:style-name="P30"/>
      <text:p text:style-name="P31">・OR演算子（または）</text:p>
      <text:p text:style-name="P31"><text:tab/>WHERE nedan = 1000 OR shohin_mei = ‘なべ’;</text:p>
      <text:p text:style-name="P31"><text:tab/>※nedanが1000、または、shohin_meiがなべの行を選択</text:p>
      <text:p text:style-name="P30"/>
      <text:p text:style-name="P26">※ANDとOR両方同時に使った場合、ANDの方が優先される。</text:p>
      <text:p text:style-name="P30"><text:span text:style-name="T12">※ORを優先したい場合は、()で括る。</text:span><text:span text:style-name="T17"> 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29"/>
      <text:p text:style-name="P29"/>
      <text:p text:style-name="P71"><text:span text:style-name="T15">27</text:span>.集約関数</text:p>
      <text:p text:style-name="P53"><text:soft-page-break/></text:p>
      <text:p text:style-name="P32">&gt; SELECT &lt;集約関数&gt;(列名)</text:p>
      <text:p text:style-name="P32"/>
      <text:p text:style-name="P32">・集約関数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85">COUNT</text:p>
          </table:table-cell>
          <table:table-cell table:style-name="表3.B1" office:value-type="string">
            <text:p text:style-name="P85">テーブルのレコード数（行数）を数える</text:p>
          </table:table-cell>
        </table:table-row>
        <table:table-row>
          <table:table-cell table:style-name="表3.A2" office:value-type="string">
            <text:p text:style-name="P85">SUM</text:p>
          </table:table-cell>
          <table:table-cell table:style-name="表3.B2" office:value-type="string">
            <text:p text:style-name="P80">テーブルの数値列のデータを合計する</text:p>
          </table:table-cell>
        </table:table-row>
        <table:table-row>
          <table:table-cell table:style-name="表3.A2" office:value-type="string">
            <text:p text:style-name="P85">AVG</text:p>
          </table:table-cell>
          <table:table-cell table:style-name="表3.B2" office:value-type="string">
            <text:p text:style-name="P80">テーブルの数値列のデータを平均する</text:p>
          </table:table-cell>
        </table:table-row>
        <table:table-row>
          <table:table-cell table:style-name="表3.A2" office:value-type="string">
            <text:p text:style-name="P85">MAX</text:p>
          </table:table-cell>
          <table:table-cell table:style-name="表3.B2" office:value-type="string">
            <text:p text:style-name="P80">テーブルの任意の列のデータの最大値を求める</text:p>
          </table:table-cell>
        </table:table-row>
        <table:table-row>
          <table:table-cell table:style-name="表3.A2" office:value-type="string">
            <text:p text:style-name="P85">MIN</text:p>
          </table:table-cell>
          <table:table-cell table:style-name="表3.B2" office:value-type="string">
            <text:p text:style-name="P80">テーブルの任意の列のデータの最小値を求める</text:p>
          </table:table-cell>
        </table:table-row>
      </table:table>
      <text:p text:style-name="P32"/>
      <text:p text:style-name="P32"/>
      <text:p text:style-name="P32">※COUNT関数</text:p>
      <text:p text:style-name="P32"><text:tab/>COUNT(*)：NULLを含む行数を数える</text:p>
      <text:p text:style-name="P32"><text:tab/>COUNT(&lt;列名&gt;)：NULLを除外して数える</text:p>
      <text:p text:style-name="P32"/>
      <text:p text:style-name="P32">※MAX/MIN関数：ほとんどすべてのデータ型に適用できる</text:p>
      <text:p text:style-name="P32">　SUM/AVG関数：数値のみにしか使えない</text:p>
      <text:p text:style-name="P32"/>
      <text:p text:style-name="P32"/>
      <text:p text:style-name="P32">・重複値を除外して集約関数を使う（<text:span text:style-name="T18">DISTINCT）</text:span></text:p>
      <text:p text:style-name="P32"/>
      <text:p text:style-name="P33">&gt; SELECT COUNT(DISTINCT &lt;列名&gt;)</text:p>
      <text:p text:style-name="P33"/>
      <text:p text:style-name="P33">※集約関数の()内にDISTINCTをつける</text:p>
      <text:p text:style-name="P33"><text:tab/>最初に&lt;列名&gt;の重複値を除外し、それから行数を数える</text:p>
      <text:p text:style-name="P33"/>
      <text:p text:style-name="P33"/>
      <text:p text:style-name="P33"/>
      <text:p text:style-name="P33">・集約関数を書けるのは、<text:span text:style-name="T19">SELECT句とHAVING句とORDER BY句だけ</text:span></text:p>
      <text:p text:style-name="P33"/>
      <text:p text:style-name="P33"/>
      <text:p text:style-name="P72"><text:span text:style-name="T15">28</text:span>.テーブルのグループ分け</text:p>
      <text:p text:style-name="P54"/>
      <text:p text:style-name="P33">&gt; SELECT &lt;列名１&gt;,&lt;列名２&gt;,…</text:p>
      <text:p text:style-name="P33"><text:tab/>FROM &lt;テーブル名&gt;</text:p>
      <text:p text:style-name="P33"><text:soft-page-break/><text:tab/>GROUP BY &lt;列名１&gt;,&lt;列名２&gt;,…;</text:p>
      <text:p text:style-name="P33"/>
      <text:p text:style-name="P33"/>
      <text:p text:style-name="P33">※注意点</text:p>
      <text:p text:style-name="P33"><text:tab/><text:span text:style-name="T19">1. SELECT句に書けるもの</text:span></text:p>
      <text:p text:style-name="P33"><text:tab/><text:tab/>・定数</text:p>
      <text:p text:style-name="P33"><text:tab/><text:tab/>・集約関数</text:p>
      <text:p text:style-name="P34"><text:tab/><text:tab/>・<text:span text:style-name="T19">GROUP BY句で指定した列名</text:span></text:p>
      <text:p text:style-name="P35"><text:tab/><text:tab/>（これ以外の列名を書くとエラーになる）</text:p>
      <text:p text:style-name="P34"/>
      <text:p text:style-name="P33"><text:tab/><text:span text:style-name="T19">2. GROUP BY句にはSELECT句でつけた別名は使えない</text:span></text:p>
      <text:p text:style-name="P33"/>
      <text:p text:style-name="P100"><text:tab/>3. GROUP BY句を使っても結果の表示順序はソートされない</text:p>
      <text:p text:style-name="P33"/>
      <text:p text:style-name="P33"/>
      <text:p text:style-name="P33"/>
      <text:p text:style-name="P33"/>
      <text:p text:style-name="P73"><text:span text:style-name="T15">29</text:span>.グループの条件指定</text:p>
      <text:p text:style-name="P55"/>
      <text:p text:style-name="P35">&gt; SELECT &lt;列名１&gt;, &lt;列名２&gt;, …</text:p>
      <text:p text:style-name="P35"><text:tab/>FROM &lt;テーブル名&gt;</text:p>
      <text:p text:style-name="P35"><text:tab/><text:span text:style-name="T20">GROUP BY &lt;列名１&gt;, &lt;列名２&gt;, …</text:span></text:p>
      <text:p text:style-name="P35"><text:tab/><text:span text:style-name="T20">HAVING &lt;グループの値に対する条件&gt;</text:span></text:p>
      <text:p text:style-name="P35"/>
      <text:p text:style-name="P35">・<text:span text:style-name="T20">HAVING句に書ける要素</text:span></text:p>
      <text:p text:style-name="P35"><text:tab/>・定数</text:p>
      <text:p text:style-name="P35"><text:tab/>・集約関数</text:p>
      <text:p text:style-name="P35"><text:tab/>（・<text:span text:style-name="T20">GROUP BY句で指定した列名）→ WHERE句に書く</text:span></text:p>
      <text:p text:style-name="P35"/>
      <text:p text:style-name="P35"/>
      <text:p text:style-name="P35"/>
      <text:p text:style-name="P74"><text:span text:style-name="T20">30</text:span>.ソートする</text:p>
      <text:p text:style-name="P56"/>
      <text:p text:style-name="P36">&gt; SELECT &lt;列名１&gt;, &lt;列名２&gt;, …</text:p>
      <text:p text:style-name="P36"><text:tab/>FROM &lt;テーブル名&gt;</text:p>
      <text:p text:style-name="P36"><text:tab/><text:span text:style-name="T20">ORDER BY &lt;並べ替えの基準となる列１&gt;, &lt;並べ替えの基準とな<text:tab/><text:tab/><text:tab/><text:tab/>る列２&gt;, …;</text:span></text:p>
      <text:p text:style-name="P36"><text:soft-page-break/></text:p>
      <text:p text:style-name="P36"><text:tab/>※<text:span text:style-name="T21">&lt;並べ替えの基準となる列&gt; = ソートキー</text:span></text:p>
      <text:p text:style-name="P36"/>
      <text:p text:style-name="P36"/>
      <text:p text:style-name="P36">・昇順</text:p>
      <text:p text:style-name="P38">&gt; ORDER BY &lt;並べ替えの基準となる列&gt; ASC;<text:tab/>--ASCは省略できる</text:p>
      <text:p text:style-name="P38"/>
      <text:p text:style-name="P38">・降順</text:p>
      <text:p text:style-name="P38">&gt; ORDER BY &lt;並べ替えの基準となる列&gt; DESC;</text:p>
      <text:p text:style-name="P38"/>
      <text:p text:style-name="P38">※ソートキーに<text:span text:style-name="T21">NULLが含まれていた場合、先頭か末尾にまとめられる。</text:span></text:p>
      <text:p text:style-name="P38"/>
      <text:p text:style-name="P38">※ソートキーに別名を使える</text:p>
      <text:p text:style-name="P39">※列番号は使えるが、使ってはいけない。</text:p>
      <text:p text:style-name="P39"><text:tab/>SQLでそのうち使えなくなる。</text:p>
      <text:p text:style-name="P39"/>
      <text:p text:style-name="P39"/>
      <text:p text:style-name="P39"/>
      <text:p text:style-name="P75"><text:span text:style-name="T20">31</text:span>.<text:span text:style-name="T21">SELECT文の順序</text:span></text:p>
      <text:p text:style-name="P57"/>
      <text:p text:style-name="P27">・SELECT文の実行順序</text:p>
      <text:p text:style-name="P39"/>
      <text:p text:style-name="P39">FROM → WHERE → GROUP BY →</text:p>
      <text:p text:style-name="P39">HAVING → SELECT → ORDER BY</text:p>
      <text:p text:style-name="P39"/>
      <text:p text:style-name="P39"/>
      <text:p text:style-name="P27">・SELECT分の書き順</text:p>
      <text:p text:style-name="P39"/>
      <text:p text:style-name="P37">&gt; SELECT &lt;列名１&gt;, &lt;列名２&gt;, …</text:p>
      <text:p text:style-name="P37"><text:tab/>FROM &lt;テーブル名&gt;</text:p>
      <text:p text:style-name="P37"><text:tab/><text:span text:style-name="T21">WHERE &lt;行に対する条件&gt;</text:span></text:p>
      <text:p text:style-name="P37"><text:tab/><text:span text:style-name="T20">GROUP BY &lt;列名１&gt;, &lt;列名２&gt;, …</text:span></text:p>
      <text:p text:style-name="P37"><text:tab/><text:span text:style-name="T20">HAVING &lt;グループの値に対する条件&gt;</text:span></text:p>
      <text:p text:style-name="P37"><text:tab/><text:span text:style-name="T20">ORDER BY &lt;並べ替えの基準となる列１&gt;, &lt;並べ替えの基準とな<text:tab/><text:tab/><text:tab/><text:tab/>る列２&gt;, …;</text:span></text:p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111"><text:span text:style-name="T20">32</text:span>.データの登録</text:p>
      <text:p text:style-name="P114"/>
      <text:p text:style-name="P102">&gt; <text:span text:style-name="T22">INSERT INTO &lt;テーブル名&gt; (列１, 列２, 列３, …) </text:span></text:p>
      <text:p text:style-name="P102"><text:span text:style-name="T22"><text:tab/>VALUES (値１, 値２, 値３, …);</text:span></text:p>
      <text:p text:style-name="P102"/>
      <text:p text:style-name="P102">※原則として、<text:span text:style-name="T22">INSERT文は１回の実行で１行を挿入すること。</text:span></text:p>
      <text:p text:style-name="P102"/>
      <text:p text:style-name="P102"/>
      <text:p text:style-name="P102"/>
      <text:p text:style-name="P102">・列リストの省略</text:p>
      <text:p text:style-name="P102"/>
      <text:p text:style-name="P105">&gt; INSERT INTO &lt;テーブル名&gt; VAALUES (値１, 値２, 値３, …);</text:p>
      <text:p text:style-name="P105"/>
      <text:p text:style-name="P105">※列リストを省略した場合、左から順に各列に割り当てられる。</text:p>
      <text:p text:style-name="P105"/>
      <text:p text:style-name="P105"/>
      <text:p text:style-name="P105"/>
      <text:p text:style-name="P105">・NULLを挿入する</text:p>
      <text:p text:style-name="P105"/>
      <text:p text:style-name="P105">※VALUES句の値リストにNULLをそのまま記述。</text:p>
      <text:p text:style-name="P105"/>
      <text:p text:style-name="P105"/>
      <text:p text:style-name="P105"/>
      <text:p text:style-name="P105">・デフォルト値を挿入する</text:p>
      <text:p text:style-name="P105"/>
      <text:p text:style-name="P106">&gt; INSERT INTO &lt;テーブル名&gt; (列１, 列２, 列３)</text:p>
      <text:p text:style-name="P106"><text:tab/>VALUES (値１, DEFAULT, 値３);</text:p>
      <text:p text:style-name="P106"/>
      <text:p text:style-name="P106">※テーブルの２列目に、DEFAULTの値を使う。</text:p>
      <text:p text:style-name="P106">※列名と値名を省略すると、暗黙的にDEFAULT値使うことができるが、</text:p>
      <text:p text:style-name="P106">SQLの可読性が下がるので、使わないこと。</text:p>
      <text:p text:style-name="P106"/>
      <text:p text:style-name="P106"/>
      <text:p text:style-name="P106"><text:soft-page-break/>・ほかのテーブルからデータをコピーする</text:p>
      <text:p text:style-name="P106"/>
      <text:p text:style-name="P106">&gt; INSERT INTO &lt;コピー先テーブル名&gt; (列１, 列２, …)</text:p>
      <text:p text:style-name="P106"><text:tab/>SELECT 列１, 列２, …</text:p>
      <text:p text:style-name="P106"><text:tab/>FROM &lt;コピー元テーブル名&gt;;</text:p>
      <text:p text:style-name="P106"/>
      <text:p text:style-name="P106">※INSERT文内のSELECT文では、WHERE句やGROUP BY句など、どんなSQL構文も使うことができる。（ただし、ORDER BY句は使っても効果がない）。</text:p>
      <text:p text:style-name="P106"/>
      <text:p text:style-name="P106"/>
      <text:p text:style-name="P106"/>
      <text:p text:style-name="P112"><text:span text:style-name="T20">33</text:span>.データの削除</text:p>
      <text:p text:style-name="P115"/>
      <text:p text:style-name="P103">・テーブルそのものを削除</text:p>
      <text:p text:style-name="P103">&gt; <text:span text:style-name="T23">DROP TABLE &lt;テーブル名&gt;;</text:span></text:p>
      <text:p text:style-name="P106"/>
      <text:p text:style-name="P106"/>
      <text:p text:style-name="P102">・テーブルを残したまま、テーブル内の行を削除</text:p>
      <text:p text:style-name="P107">&gt; DELETE FROM &lt;テーブル名&gt;;</text:p>
      <text:p text:style-name="P107"/>
      <text:p text:style-name="P107"/>
      <text:p text:style-name="P107">・探索型DELETE（削除対象を制限する）</text:p>
      <text:p text:style-name="P107">&gt; DELETE FROM &lt;テーブル名&gt;</text:p>
      <text:p text:style-name="P107"><text:tab/>WHERE &lt;条件&gt;;</text:p>
      <text:p text:style-name="P107"/>
      <text:p text:style-name="P107"/>
      <text:p text:style-name="P107">・全ての行を削除</text:p>
      <text:p text:style-name="P107">&gt; TRUNCATE &lt;テーブル名&gt;;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12"><text:soft-page-break/><text:span text:style-name="T20">34</text:span>.データの更新</text:p>
      <text:p text:style-name="P115"/>
      <text:p text:style-name="P103">・基本構文</text:p>
      <text:p text:style-name="P103">&gt; <text:span text:style-name="T23">UPDATE &lt;テーブル名&gt;</text:span></text:p>
      <text:p text:style-name="P103"><text:tab/><text:span text:style-name="T23">SET &lt;列名&gt; = &lt;式、又は、値&gt;;</text:span></text:p>
      <text:p text:style-name="P103"/>
      <text:p text:style-name="P103"/>
      <text:p text:style-name="P103">・探索型<text:span text:style-name="T24">UPDATE（条件を指定）</text:span></text:p>
      <text:p text:style-name="P108">&gt; UPDATE &lt;テーブル名&gt;</text:p>
      <text:p text:style-name="P108"><text:tab/>SET &lt;列名&gt; = &lt;式、又は、値&gt;</text:p>
      <text:p text:style-name="P108"><text:tab/>WHERE &lt;条件&gt;;</text:p>
      <text:p text:style-name="P108"/>
      <text:p text:style-name="P108"/>
      <text:p text:style-name="P108"/>
      <text:p text:style-name="P108">・NULLクリア</text:p>
      <text:p text:style-name="P108">&gt; UPDATE &lt;テーブル名&gt;</text:p>
      <text:p text:style-name="P108"><text:tab/>SET &lt;列名&gt; = NULL</text:p>
      <text:p text:style-name="P108"><text:tab/>WHERE &lt;条件&gt;;</text:p>
      <text:p text:style-name="P108"/>
      <text:p text:style-name="P108">※UPDATE文で値をNULLクリアすることができる（ただし、NOT NULL制約のついてない列に限る）。</text:p>
      <text:p text:style-name="P108"/>
      <text:p text:style-name="P108"/>
      <text:p text:style-name="P108"/>
      <text:p text:style-name="P108">・複数列の更新</text:p>
      <text:p text:style-name="P108"/>
      <text:p text:style-name="P108">・どの<text:span text:style-name="T25">SQLでも使える方法</text:span></text:p>
      <text:p text:style-name="P108">&gt; UPDATE &lt;テーブル名&gt;</text:p>
      <text:p text:style-name="P108"><text:tab/>SET &lt;列１&gt; = &lt;式、又は、値&gt;,</text:p>
      <text:p text:style-name="P108"><text:tab/> <text:s text:c="7"/>&lt;列２&gt; = &lt;式、又は、値&gt;</text:p>
      <text:p text:style-name="P108"><text:tab/>WHERE &lt;条件&gt;;</text:p>
      <text:p text:style-name="P108"/>
      <text:p text:style-name="P108">・使えない<text:span text:style-name="T25">SQLがある方法</text:span></text:p>
      <text:p text:style-name="P109">&gt; UPDATE &lt;テーブル名&gt;</text:p>
      <text:p text:style-name="P109"><text:tab/>SET (列１, 列２) = (式１, 式２)</text:p>
      <text:p text:style-name="P109"><text:tab/>WHERE &lt;条件&gt;;</text:p>
      <text:p text:style-name="P109"/>
      <text:p text:style-name="P109"/>
      <text:p text:style-name="P113"><text:soft-page-break/><text:span text:style-name="T20">35</text:span>.トランザクション</text:p>
      <text:p text:style-name="P104"/>
      <text:p text:style-name="P104">※トランザクションとは、セットで実行されるべき一つ以上の更新処理の集まりのこと。</text:p>
      <text:p text:style-name="P104"/>
      <text:p text:style-name="P104">※使い方としては、</text:p>
      <text:p text:style-name="P104"><text:tab/><text:span text:style-name="T25">1.</text:span>トランザクションを使う。</text:p>
      <text:p text:style-name="P104"/>
      <text:p text:style-name="P104"><text:tab/><text:span text:style-name="T25">2.作業</text:span>をする。</text:p>
      <text:p text:style-name="P104"/>
      <text:p text:style-name="P104"><text:tab/><text:span text:style-name="T25">3.</text:span>正しく更新されたか確認する。</text:p>
      <text:p text:style-name="P104"/>
      <text:p text:style-name="P104"><text:tab/><text:span text:style-name="T25">4.</text:span>確定させる。まはは、取り消す。</text:p>
      <text:p text:style-name="P104"/>
      <text:p text:style-name="P104"/>
      <text:p text:style-name="P109">&gt; START TRANSACTION;<text:tab/>--1.トランザクション開始</text:p>
      <text:p text:style-name="P109"/>
      <text:p text:style-name="P109">&gt; UPDATE &lt;テーブル&gt;<text:tab/><text:tab/>--2.作業</text:p>
      <text:p text:style-name="P109"><text:tab/>SET &lt;列&gt; = &lt;式&gt;</text:p>
      <text:p text:style-name="P109"><text:tab/>WHERE &lt;条件&gt;;</text:p>
      <text:p text:style-name="P109"/>
      <text:p text:style-name="P109">&gt; SELECT * FROM &lt;テーブル&gt;;<text:tab/>--3.確認</text:p>
      <text:p text:style-name="P109"/>
      <text:p text:style-name="P109">&gt; COMMIT;<text:tab/><text:tab/>--4.確定</text:p>
      <text:p text:style-name="P109">又は、</text:p>
      <text:p text:style-name="P109">&gt; ROLLBACK;<text:tab/>--<text:span text:style-name="T26">4.取り消し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font1" svg:font-family="Unifont"/>
    <style:font-face style:name="IPA明朝" svg:font-family="IPA明朝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IPAゴシック" svg:font-family="IPAゴシック" style:font-family-generic="system" style:font-pitch="variable"/>
    <style:font-face style:name="IPA明朝1" svg:font-family="IPA明朝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IPA明朝1" style:font-size-asian="10.5pt" style:language-asian="ja" style:country-asian="JP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ゴシック" style:font-family-asian="IPAゴシック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order="none" fo:padding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8:51:07.541681538</meta:creation-date>
    <dc:date>2020-05-20T09:26:06.288000455</dc:date>
    <meta:editing-duration>PT7H14M3S</meta:editing-duration>
    <meta:editing-cycles>84</meta:editing-cycles>
    <meta:generator>LibreOffice/6.0.7.3$Linux_X86_64 LibreOffice_project/00m0$Build-3</meta:generator>
    <meta:document-statistic meta:table-count="3" meta:image-count="0" meta:object-count="0" meta:page-count="20" meta:paragraph-count="344" meta:word-count="3950" meta:character-count="6003" meta:non-whitespace-character-count="5406"/>
  </office:meta>
</office:document-meta>
</file>